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66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69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70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71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72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24pt" officeooo:rsid="00988f29" officeooo:paragraph-rsid="00988f29" style:font-size-asian="24pt" style:font-size-complex="24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88f29" style:font-name-asian="IPA明朝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88f29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style:style style:name="T25" style:family="text">
      <style:text-properties officeooo:rsid="00988f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1252273966" text:style-name="L1">
        <text:list-item>
          <text:p text:style-name="P73">基本構文</text:p>
        </text:list-item>
        <text:list-item>
          <text:p text:style-name="P74">コメント</text:p>
        </text:list-item>
        <text:list-item>
          <text:p text:style-name="P73">定数</text:p>
        </text:list-item>
        <text:list-item>
          <text:p text:style-name="P73">変数</text:p>
        </text:list-item>
        <text:list-item>
          <text:p text:style-name="P73">出力</text:p>
        </text:list-item>
        <text:list-item>
          <text:p text:style-name="P73">算術</text:p>
        </text:list-item>
        <text:list-item>
          <text:p text:style-name="P73">比較</text:p>
        </text:list-item>
        <text:list-item>
          <text:p text:style-name="P73">複合代入演算子</text:p>
        </text:list-item>
        <text:list-item>
          <text:p text:style-name="P74">if文</text:p>
        </text:list-item>
        <text:list-item>
          <text:p text:style-name="P74">switch文</text:p>
        </text:list-item>
        <text:list-item>
          <text:p text:style-name="P74">for文</text:p>
        </text:list-item>
        <text:list-item>
          <text:p text:style-name="P74">while文</text:p>
        </text:list-item>
        <text:list-item>
          <text:p text:style-name="P74">continue文</text:p>
        </text:list-item>
        <text:list-item>
          <text:p text:style-name="P73">関数</text:p>
        </text:list-item>
        <text:list-item>
          <text:p text:style-name="P73">アロー関数</text:p>
        </text:list-item>
        <text:list-item>
          <text:p text:style-name="P75">DOM</text:p>
        </text:list-item>
        <text:list-item>
          <text:p text:style-name="P75">イベント</text:p>
        </text:list-item>
        <text:list-item>
          <text:p text:style-name="P76">配列</text:p>
        </text:list-item>
      </text:list>
      <text:p text:style-name="P68"/>
      <text:p text:style-name="P68"><text:soft-page-break/></text:p>
      <text:p text:style-name="P68"/>
      <text:p text:style-name="P68"/>
      <text:p text:style-name="P66">1.基本構文</text:p>
      <text:p text:style-name="P67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14"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1"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4"><text:soft-page-break/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48">&lt;body&gt;</text:p>
      <text:p text:style-name="P48"><text:tab/>&lt;div id=”foo”&gt;ふー&lt;/div&gt;</text:p>
      <text:p text:style-name="P48"/>
      <text:p text:style-name="P48"><text:tab/>&lt;ul id=”list”&gt;</text:p>
      <text:p text:style-name="P48"><text:tab/><text:tab/>&lt;li class=”item”&gt;リスト１&lt;/li&gt;</text:p>
      <text:p text:style-name="P48"><text:tab/><text:tab/>&lt;li class=”item”&gt;リスト２&lt;/li&gt;</text:p>
      <text:p text:style-name="P48"><text:tab/><text:tab/>&lt;li class=”item”&gt;リスト３&lt;/li&gt;</text:p>
      <text:p text:style-name="P48"><text:tab/>&lt;/ul&gt;</text:p>
      <text:p text:style-name="P48"/>
      <text:p text:style-name="P48"><text:tab/>&lt;div class=”box”&gt;１つめのボックス&lt;/div&gt;</text:p>
      <text:p text:style-name="P48"><text:tab/>&lt;div class=”box”&gt;２つめのボックス&lt;/div&gt;</text:p>
      <text:p text:style-name="P48"><text:tab/>&lt;div class=”box”&gt;３つめのボックス&lt;/div&gt;</text:p>
      <text:p text:style-name="P48"/>
      <text:p text:style-name="P48"><text:tab/>&lt;div id=”log”&gt;&lt;/div&gt;</text:p>
      <text:p text:style-name="P48"/>
      <text:p text:style-name="P48"><text:tab/>&lt;div id=”foo2”&gt;こんばんは&lt;/div&gt;</text:p>
      <text:p text:style-name="P48"/>
      <text:p text:style-name="P48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8"><text:span text:style-name="T9"><text:tab/>let foo = </text:span>document.querySelector(‘#foo’); <text:tab/>// <text:span text:style-name="T9">id : #id名</text:span></text:p>
      <text:p text:style-name="P50"><text:tab/>console.log(foo.innerHTML);<text:tab/><text:tab/><text:tab/><text:tab/>// class : .クラス名</text:p>
      <text:p text:style-name="P50"/>
      <text:p text:style-name="P51"><text:tab/>&gt;&gt;ふー</text:p>
      <text:p text:style-name="P51"/>
      <text:p text:style-name="P51"><text:tab/>let list000 = document.querySelector(‘.list, .item;nth-child(2)’);</text:p>
      <text:p text:style-name="P51"><text:tab/>console.log(list000.innerHTML);</text:p>
      <text:p text:style-name="P51"/>
      <text:p text:style-name="P51"><text:tab/>&gt;&gt;リスト２</text:p>
      <text:p text:style-name="P51"/>
      <text:p text:style-name="P51"><text:tab/>const logElement = document.querySelector(“#log”);</text:p>
      <text:p text:style-name="P51"><text:tab/>logElement.innerHTML = ‘こんにちは’</text:p>
      <text:p text:style-name="P51"/>
      <text:p text:style-name="P51"><text:tab/>HTML上に、こんにちは　を表示</text:p>
      <text:p text:style-name="P51"/>
      <text:p text:style-name="P51"/>
      <text:p text:style-name="P50"/>
      <text:p text:style-name="P50"/>
      <text:p text:style-name="P50"><text:soft-page-break/>・<text:span text:style-name="T10">ID名でHTMLの要素(ノード)を取得</text:span></text:p>
      <text:p text:style-name="P51"><text:tab/>let foo2 = document.getElementByID(‘foo2);</text:p>
      <text:p text:style-name="P51"><text:tab/>console.log(foo2.innerHTML)</text:p>
      <text:p text:style-name="P51"/>
      <text:p text:style-name="P51"><text:tab/>&gt;&gt;こんばんは</text:p>
      <text:p text:style-name="P51"/>
      <text:p text:style-name="P51"/>
      <text:p text:style-name="P51"/>
      <text:p text:style-name="P51">・セレクター名で要素<text:span text:style-name="T13">(ノード)</text:span>をまとめて取得する</text:p>
      <text:p text:style-name="P51"><text:tab/>let abc = document.querySelectorAll(‘.box’);</text:p>
      <text:p text:style-name="P51"><text:tab/>for ( let i=0; i&lt;abc.length; i++) {<text:tab/><text:tab/>// .length: 配列の長さ</text:p>
      <text:p text:style-name="P51"><text:tab/><text:tab/>console.log(abc[i].innerHTML);</text:p>
      <text:p text:style-name="P51"><text:tab/>}</text:p>
      <text:p text:style-name="P51"/>
      <text:p text:style-name="P51"><text:tab/>&gt;&gt;１つめのボックス</text:p>
      <text:p text:style-name="P51"><text:tab/>&gt;&gt;２つめのボックス</text:p>
      <text:p text:style-name="P51"><text:tab/>&gt;&gt;３つめのボックス</text:p>
      <text:p text:style-name="P51"/>
      <text:p text:style-name="P51"><text:tab/>※クラスは、全部取得したあとに、クラス名<text:span text:style-name="T11">[index]でクラスを指定する</text:span></text:p>
      <text:p text:style-name="P51"/>
      <text:p text:style-name="P51"/>
      <text:p text:style-name="P51"/>
      <text:p text:style-name="P51">・クラス名で要素<text:span text:style-name="T13">(ノード)</text:span>をまとめて取得する</text:p>
      <text:p text:style-name="P51"><text:tab/>let ddd = document.getElementByClassName(‘box’);</text:p>
      <text:p text:style-name="P51"><text:tab/>for (let i=0; i&lt;ddd.length; i++) {</text:p>
      <text:p text:style-name="P51"><text:tab/><text:tab/>console.log(ddd[i].innerHTML);</text:p>
      <text:p text:style-name="P51"><text:tab/>}</text:p>
      <text:p text:style-name="P51"/>
      <text:p text:style-name="P51"><text:tab/>&gt;&gt;１つめのボックス</text:p>
      <text:p text:style-name="P51"><text:tab/>&gt;&gt;２つめのボックス</text:p>
      <text:p text:style-name="P51"><text:tab/>&gt;&gt;３つめのボックス</text:p>
      <text:p text:style-name="P51"/>
      <text:p text:style-name="P51"/>
      <text:p text:style-name="P51">・innerHTMLの使い方</text:p>
      <text:p text:style-name="P51"><text:tab/>オブジェクト名.innerHTML = “文字列”;<text:tab/></text:p>
      <text:p text:style-name="P51"><text:tab/><text:tab/>// HTML上のオブジェクトに文字列を書き換える</text:p>
      <text:p text:style-name="P51"/>
      <text:p text:style-name="P52"><text:tab/>console.log(オブジェクト名.innerHTML);</text:p>
      <text:p text:style-name="P52"><text:tab/><text:tab/>// オブジェクトの文字列を取得する</text:p>
      <text:p text:style-name="P52"/>
      <text:p text:style-name="P52"/>
      <text:p text:style-name="P52"/>
      <text:p text:style-name="P52"/>
      <text:p text:style-name="P52"/>
      <text:p text:style-name="P52"><text:soft-page-break/>・要素<text:span text:style-name="T13">(ノード)</text:span>の取得</text:p>
      <text:p text:style-name="P53"><text:tab/>HTML要素</text:p>
      <text:p text:style-name="P53"><text:tab/><text:tab/>document.documentElement</text:p>
      <text:p text:style-name="P53"/>
      <text:p text:style-name="P53"><text:tab/>head要素</text:p>
      <text:p text:style-name="P53"><text:tab/><text:tab/>document.head</text:p>
      <text:p text:style-name="P53"/>
      <text:p text:style-name="P53"><text:tab/>body要素</text:p>
      <text:p text:style-name="P53"><text:tab/><text:tab/>document.body</text:p>
      <text:p text:style-name="P53"/>
      <text:p text:style-name="P53"/>
      <text:p text:style-name="P53">・特定要素の付近の要素取得</text:p>
      <text:p text:style-name="P53"><text:tab/>子ノード : 親ノード.children</text:p>
      <text:p text:style-name="P53"><text:tab/>最初の子ノード : 親ノード.firstElementChild</text:p>
      <text:p text:style-name="P53"><text:tab/>最後の子ノード : 親ノード.lastElementChild</text:p>
      <text:p text:style-name="P53"><text:tab/>次のノード : 親ノード.nextElementSibling</text:p>
      <text:p text:style-name="P53"><text:tab/>前のノード : 親ノード.previousElementSibling</text:p>
      <text:p text:style-name="P53"><text:tab/>親のノード : 親ノード.parenNode</text:p>
      <text:p text:style-name="P53"/>
      <text:p text:style-name="P53"/>
      <text:p text:style-name="P53">・親要素の末尾に要素を追加する</text:p>
      <text:p text:style-name="P53"><text:tab/>親ノード.appendChild(子ノード)</text:p>
      <text:p text:style-name="P53"/>
      <text:p text:style-name="P53"/>
      <text:p text:style-name="P53">・指定要素の直前に要素を追加する</text:p>
      <text:p text:style-name="P53"><text:tab/>親ノード.insertBefore(子ノード, 直前のノード)</text:p>
      <text:p text:style-name="P53"/>
      <text:p text:style-name="P53"/>
      <text:p text:style-name="P53">・要素の前後に別の要素を追加する</text:p>
      <text:p text:style-name="P53"><text:tab/>ノード１の前にノード２を追加する</text:p>
      <text:p text:style-name="P53"><text:tab/><text:tab/>ノード１.before(ノード２)</text:p>
      <text:p text:style-name="P53"><text:tab/>ノード１の後ろにノード２を追加する</text:p>
      <text:p text:style-name="P53"><text:tab/><text:tab/>ノード１.after(ノード２)</text:p>
      <text:p text:style-name="P53"><text:tab/>親ノードに子ノードが存在するか確認する</text:p>
      <text:p text:style-name="P53"><text:tab/><text:tab/>親ノード.hasChildNodes()</text:p>
      <text:p text:style-name="P53"/>
      <text:p text:style-name="P53"/>
      <text:p text:style-name="P53">・<text:span text:style-name="T12">HTMLコードを要素として挿入する</text:span></text:p>
      <text:p text:style-name="P53"><text:tab/>親要素.<text:span text:style-name="T12">insertAdjacentHTML(挿入位置, 文字列)</text:span></text:p>
      <text:p text:style-name="P53"/>
      <text:p text:style-name="P53"><text:tab/>挿入位置</text:p>
      <text:p text:style-name="P53"><text:tab/><text:tab/>‘<text:span text:style-name="T12">beforebegin’ : 親要素の直前</text:span></text:p>
      <text:p text:style-name="P53"><text:tab/><text:tab/>‘<text:span text:style-name="T13">afterbegin’ <text:s text:c="3"/>: 親要素内の先頭</text:span></text:p>
      <text:p text:style-name="P53"><text:soft-page-break/><text:tab/><text:tab/>‘<text:span text:style-name="T13">beforeend’ <text:s text:c="3"/>: 親要素内の末尾</text:span></text:p>
      <text:p text:style-name="P53"><text:tab/><text:tab/>‘<text:span text:style-name="T13">afterend’ <text:s text:c="6"/>: 親要素の直後</text:span></text:p>
      <text:p text:style-name="P53"/>
      <text:p text:style-name="P53"/>
      <text:p text:style-name="P53">・要素を動的に削除</text:p>
      <text:p text:style-name="P53"><text:tab/>親ノード.<text:span text:style-name="T13">removeChild(子ノード)</text:span></text:p>
      <text:p text:style-name="P53"/>
      <text:p text:style-name="P53"><text:tab/>※<text:span text:style-name="T13">querySelectorで親と子のノードを指定して、実行する</text:span></text:p>
      <text:p text:style-name="P53"/>
      <text:p text:style-name="P53"/>
      <text:p text:style-name="P53">・自分自身の要素<text:span text:style-name="T13">(ノード)</text:span>を削除する</text:p>
      <text:p text:style-name="P53"><text:tab/>ノード.<text:span text:style-name="T13">remove()</text:span></text:p>
      <text:p text:style-name="P53"/>
      <text:p text:style-name="P53"/>
      <text:p text:style-name="P53">・要素<text:span text:style-name="T13">(ノード)を生成する</text:span></text:p>
      <text:p text:style-name="P53"><text:tab/><text:span text:style-name="T13">docment.createElement(‘タグ名’, オプション)</text:span></text:p>
      <text:p text:style-name="P53"/>
      <text:p text:style-name="P53"><text:tab/>例：</text:p>
      <text:p text:style-name="P53"><text:tab/><text:span text:style-name="T13">const divE = document.createElement(‘div’);</text:span></text:p>
      <text:p text:style-name="P53"><text:tab/><text:span text:style-name="T13">divE.innerHTML = ‘これは動的に生成された要素です’; <text:s/>// HTML追加</text:span></text:p>
      <text:p text:style-name="P53"><text:tab/><text:span text:style-name="T13">document.body.appendChild(divE);<text:tab/><text:tab/>// bodyに追加</text:span></text:p>
      <text:p text:style-name="P53"/>
      <text:p text:style-name="P53"/>
      <text:p text:style-name="P53">・要素<text:span text:style-name="T14">(ノード)の複製</text:span></text:p>
      <text:p text:style-name="P53"><text:tab/>ノード.<text:span text:style-name="T14">cloneNode([真理値])<text:tab/><text:tab/>// [真理値]:true 又は false</text:span></text:p>
      <text:p text:style-name="P53"><text:tab/><text:tab/><text:tab/><text:tab/><text:tab/><text:tab/><text:tab/>// <text:span text:style-name="T14">true : 子ノードも複製する</text:span></text:p>
      <text:p text:style-name="P53"/>
      <text:p text:style-name="P53"/>
      <text:p text:style-name="P53">・要素<text:span text:style-name="T15">(ノード)の置き換え（親ノードを指定)</text:span></text:p>
      <text:p text:style-name="P53"><text:tab/>親ノード.<text:span text:style-name="T15">replaceChild(新ノード, 旧ノード) <text:s/>// 旧ノードが戻り値になる</text:span></text:p>
      <text:p text:style-name="P53"/>
      <text:p text:style-name="P53"/>
      <text:p text:style-name="P53">・要素<text:span text:style-name="T15">(ノード)の置き換え</text:span></text:p>
      <text:p text:style-name="P53"><text:tab/>旧ノード.<text:span text:style-name="T15">replaceWith(新ノード)</text:span></text:p>
      <text:p text:style-name="P53"/>
      <text:p text:style-name="P53"/>
      <text:p text:style-name="P53">・<text:span text:style-name="T15">HTMLのテキストの取得、書き換え</text:span></text:p>
      <text:p text:style-name="P53"><text:tab/>ノード.<text:span text:style-name="T15">textContent<text:tab/><text:tab/><text:tab/>// 取得</text:span></text:p>
      <text:p text:style-name="P53"><text:tab/>ノード.<text:span text:style-name="T15">textContent = ‘文字列’<text:tab/>// 書き換え</text:span></text:p>
      <text:p text:style-name="P53"/>
      <text:p text:style-name="P56">・HTMLのテキストの取得、書き換え（タグも使える）</text:p>
      <text:p text:style-name="P56"><text:tab/>ノード.innerHTML<text:tab/><text:tab/><text:tab/><text:tab/><text:tab/>// 取得</text:p>
      <text:p text:style-name="P56"><text:tab/>ノード.innerHTML = ‘&lt;b&gt;文字列&lt;/b&gt;’<text:tab/><text:tab/>// 書き換え（タグ有り）</text:p>
      <text:p text:style-name="P53"><text:soft-page-break/></text:p>
      <text:p text:style-name="P53">・<text:span text:style-name="T15">HTMLのテキストの取得、書き換え（タグも使える)(自身も対象)(画像も)</text:span></text:p>
      <text:p text:style-name="P53"><text:tab/>ノード.<text:span text:style-name="T15">outerHTML<text:tab/><text:tab/><text:tab/><text:tab/><text:tab/><text:tab/>// 取得</text:span></text:p>
      <text:p text:style-name="P53"><text:tab/>ノード.<text:span text:style-name="T15">outerHTML = ‘&lt;img src=”abc.png”&gt;’<text:tab/>// 書き換え(画像)</text:span></text:p>
      <text:p text:style-name="P53"/>
      <text:p text:style-name="P53"/>
      <text:p text:style-name="P53">・要素<text:span text:style-name="T15">(ノード)の属性値を取得、書き換え</text:span></text:p>
      <text:p text:style-name="P53"><text:tab/>ノード.<text:span text:style-name="T15">setAttribute(属性名, 値)<text:tab/><text:tab/>// 要素の属性を設定</text:span></text:p>
      <text:p text:style-name="P53"><text:tab/>ノード.<text:span text:style-name="T16">getAttribute(属性名)<text:tab/><text:tab/><text:tab/>// 要素の属性を取得する</text:span></text:p>
      <text:p text:style-name="P53"><text:tab/>ノード.<text:span text:style-name="T16">hasAttribute(属性名)<text:tab/><text:tab/><text:tab/>// 要素の属性が有る無しを真偽値で</text:span></text:p>
      <text:p text:style-name="P53"/>
      <text:p text:style-name="P53"><text:tab/>例:</text:p>
      <text:p text:style-name="P53"><text:tab/><text:span text:style-name="T16">&lt;body&gt;</text:span></text:p>
      <text:p text:style-name="P53"><text:tab/><text:tab/><text:span text:style-name="T16">&lt;a id=”abc” href=”abc.html”&gt;ハイパーリンク&lt;/a&gt;</text:span></text:p>
      <text:p text:style-name="P53"><text:tab/><text:span text:style-name="T16">&lt;/body&gt;</text:span></text:p>
      <text:p text:style-name="P53"/>
      <text:p text:style-name="P53"><text:tab/><text:span text:style-name="T16">const ABC = document.querySerector(‘#abc’);</text:span></text:p>
      <text:p text:style-name="P53"><text:tab/><text:span text:style-name="T16">ABC.setAttribute(‘href’, ‘index.html’);</text:span></text:p>
      <text:p text:style-name="P53"><text:tab/>// リンク先の<text:span text:style-name="T16">URLをindex.htmlに書き換える</text:span></text:p>
      <text:p text:style-name="P53"/>
      <text:p text:style-name="P53"><text:tab/><text:span text:style-name="T16">console.log(ABC.getAttribute(‘href’);</text:span></text:p>
      <text:p text:style-name="P53"><text:tab/><text:span text:style-name="T16">&gt;&gt; index.html</text:span></text:p>
      <text:p text:style-name="P53"/>
      <text:p text:style-name="P53"><text:tab/><text:span text:style-name="T16">console.log(ABC.hasAttribute(‘href’);</text:span></text:p>
      <text:p text:style-name="P53"><text:tab/><text:span text:style-name="T16">&gt;&gt; true (href属性が有る)</text:span></text:p>
      <text:p text:style-name="P53"/>
      <text:p text:style-name="P53"/>
      <text:p text:style-name="P53">・クラス属性の追加や削除</text:p>
      <text:p text:style-name="P53"><text:tab/>ノード.<text:span text:style-name="T17">classList.add(クラス１, クラス２, …)<text:tab/><text:tab/>// 追加</text:span></text:p>
      <text:p text:style-name="P53"><text:tab/>ノード.<text:span text:style-name="T17">classList.remove(クラス１, クラス２, …)<text:tab/>// 削除</text:span></text:p>
      <text:p text:style-name="P53"><text:tab/>ノード.<text:span text:style-name="T17">classList.contains(クラス)<text:tab/><text:tab/>// クラスが有るか? True or False</text:span></text:p>
      <text:p text:style-name="P53"/>
      <text:p text:style-name="P53"/>
      <text:p text:style-name="P53">・クラスの有無を切り替える</text:p>
      <text:p text:style-name="P53"><text:tab/>ノード.<text:span text:style-name="T17">classList.toggle(クラス)<text:tab/><text:tab/>// クラスを切り替える</text:span></text:p>
      <text:p text:style-name="P53"><text:tab/>※同じクラスがあれば、削除し、なければ、追加する</text:p>
      <text:p text:style-name="P53"/>
      <text:p text:style-name="P53"/>
      <text:p text:style-name="P53">・スタイルの変更と取得</text:p>
      <text:p text:style-name="P53"><text:tab/>ノード.<text:span text:style-name="T17">style.プロパティー名<text:tab/><text:tab/><text:tab/><text:tab/>// 変更</text:span></text:p>
      <text:p text:style-name="P53"><text:tab/><text:span text:style-name="T17">getComputedStyle(ノード).プロパティー名<text:tab/>// 取得</text:span></text:p>
      <text:p text:style-name="P53"/>
      <text:p text:style-name="P53"/>
      <text:p text:style-name="P53"><text:soft-page-break/>・テキストボックスの情報を<text:span text:style-name="T18">取得</text:span></text:p>
      <text:p text:style-name="P54"><text:tab/>インプット要素.<text:span text:style-name="T18">value<text:tab/><text:tab/><text:tab/></text:span></text:p>
      <text:p text:style-name="P57"><text:tab/>// インプット要素 &lt;input type=”text” /&gt;を想定</text:p>
      <text:p text:style-name="P54"><text:tab/>例:</text:p>
      <text:p text:style-name="P54"><text:tab/><text:span text:style-name="T18">const inNode = document.querySerector(‘#IDタグ);</text:span></text:p>
      <text:p text:style-name="P54"><text:tab/><text:span text:style-name="T18">const val = inNode.value;</text:span></text:p>
      <text:p text:style-name="P54"><text:tab/><text:span text:style-name="T18">console.log(val);</text:span></text:p>
      <text:p text:style-name="P54"/>
      <text:p text:style-name="P54">・テキストボックスの変更を検知する</text:p>
      <text:p text:style-name="P54"><text:tab/>‘<text:span text:style-name="T18">input’ <text:s text:c="4"/>: input要素のキー入力時のイベント</text:span></text:p>
      <text:p text:style-name="P54"><text:tab/>‘<text:span text:style-name="T18">change’ : input要素の変更時のイベント</text:span></text:p>
      <text:p text:style-name="P57"><text:tab/>例: </text:p>
      <text:p text:style-name="P54"><text:tab/><text:span text:style-name="T18">&lt;input id=”textid” type=”text” /&gt;</text:span></text:p>
      <text:p text:style-name="P54"/>
      <text:p text:style-name="P54"><text:tab/><text:span text:style-name="T18">const inNode = document.querySerector(‘#textid’);</text:span></text:p>
      <text:p text:style-name="P54"><text:tab/><text:span text:style-name="T18">inNode.addEventListener(‘input’, Valval);</text:span></text:p>
      <text:p text:style-name="P54"><text:tab/><text:span text:style-name="T18">function Valval() {</text:span></text:p>
      <text:p text:style-name="P54"><text:tab/><text:tab/><text:span text:style-name="T18">const val = inNode.value;</text:span></text:p>
      <text:p text:style-name="P54"><text:tab/><text:tab/><text:span text:style-name="T18">console.log(val);</text:span></text:p>
      <text:p text:style-name="P54"><text:tab/><text:span text:style-name="T18">}</text:span></text:p>
      <text:p text:style-name="P54"><text:tab/><text:span text:style-name="T18">&gt;&gt; インプットされた文字が、コンソールに表示される</text:span></text:p>
      <text:p text:style-name="P54"/>
      <text:p text:style-name="P54"/>
      <text:p text:style-name="P54">・テキストエリアの情報を取得</text:p>
      <text:p text:style-name="P55"><text:tab/>テキストエリア要素.<text:span text:style-name="T18">value</text:span></text:p>
      <text:p text:style-name="P54"><text:tab/>例:</text:p>
      <text:p text:style-name="P54"><text:tab/><text:span text:style-name="T18">&lt;textarea id=”IDタグ”&gt;</text:span></text:p>
      <text:p text:style-name="P54"><text:tab/>文字列</text:p>
      <text:p text:style-name="P54"><text:tab/><text:span text:style-name="T18">&lt;/textarea&gt;</text:span></text:p>
      <text:p text:style-name="P54"/>
      <text:p text:style-name="P54"><text:tab/><text:span text:style-name="T18">const inNode = document.querySerector(‘#IDタグ’);</text:span></text:p>
      <text:p text:style-name="P54"><text:tab/><text:span text:style-name="T18">const val = inNode.value;</text:span></text:p>
      <text:p text:style-name="P54"><text:tab/><text:span text:style-name="T18">console.log(val);</text:span></text:p>
      <text:p text:style-name="P54"/>
      <text:p text:style-name="P54">・テキストエリアの変更を検知する</text:p>
      <text:p text:style-name="P54"><text:tab/>※テキストボックスと同じ</text:p>
      <text:p text:style-name="P54"/>
      <text:p text:style-name="P54"/>
      <text:p text:style-name="P54"/>
      <text:p text:style-name="P54">・チェックボックスの情報取得</text:p>
      <text:p text:style-name="P54"><text:tab/>インプット要素.<text:span text:style-name="T21">checked</text:span></text:p>
      <text:p text:style-name="P54"/>
      <text:p text:style-name="P59">&lt;label&gt;</text:p>
      <text:p text:style-name="P59"><text:soft-page-break/><text:tab/>&lt;input type=”checkbox” id=”cd” &gt;</text:p>
      <text:p text:style-name="P59"><text:tab/>チェックボックス</text:p>
      <text:p text:style-name="P59">&lt;/label&gt;</text:p>
      <text:p text:style-name="P59"/>
      <text:p text:style-name="P59">const cd = document.querySelector(‘#cd’);</text:p>
      <text:p text:style-name="P59">console.log(cd.checked);</text:p>
      <text:p text:style-name="P59">&gt;&gt; true 又は false</text:p>
      <text:p text:style-name="P59"/>
      <text:p text:style-name="P59"/>
      <text:p text:style-name="P59">・チェックボックスの変更を検知</text:p>
      <text:p text:style-name="P59"><text:tab/>change</text:p>
      <text:p text:style-name="P59"/>
      <text:p text:style-name="P59">const cd = document.querySelector(‘#cd’);</text:p>
      <text:p text:style-name="P59"/>
      <text:p text:style-name="P59">function cdtf() {</text:p>
      <text:p text:style-name="P59"><text:tab/>const val = cd.checked;</text:p>
      <text:p text:style-name="P59"><text:tab/>console.log(cd.checked);</text:p>
      <text:p text:style-name="P59">}</text:p>
      <text:p text:style-name="P59">cd.addEventListener(‘change’, cdtf);</text:p>
      <text:p text:style-name="P59"/>
      <text:p text:style-name="P59"/>
      <text:p text:style-name="P59">・ローカルファイルの情報を取得</text:p>
      <text:p text:style-name="P59"><text:tab/>インプット要素.files<text:tab/><text:tab/>// 配列</text:p>
      <text:p text:style-name="P59"/>
      <text:p text:style-name="P59">&lt;input type=”file” id=”myFile” accept=”.txt”/&gt;</text:p>
      <text:p text:style-name="P59"/>
      <text:p text:style-name="P59"/>
      <text:p text:style-name="P59">const elemf = document.querySelector(‘#myFile’);</text:p>
      <text:p text:style-name="P59"/>
      <text:p text:style-name="P59">elemf.addEventListener(‘change’, fo);<text:tab/>// ファイルが選択されたら</text:p>
      <text:p text:style-name="P59">function fo() {</text:p>
      <text:p text:style-name="P59"><text:tab/>const files = elemf.files;<text:tab/><text:tab/>// 選択されたファイルを参照</text:p>
      <text:p text:style-name="P59"><text:tab/>const file = files[0];<text:tab/><text:tab/><text:tab/>// 晴れいつの０番目のファイルを参照</text:p>
      <text:p text:style-name="P59"><text:tab/>console.log(file);<text:tab/><text:tab/><text:tab/>// 選択されたファイル名表示</text:p>
      <text:p text:style-name="P59">}</text:p>
      <text:p text:style-name="P59"/>
      <text:p text:style-name="P59"/>
      <text:p text:style-name="P59">・ローカルファイルをテキストとして読み込む</text:p>
      <text:p text:style-name="P59"><text:tab/>readAsText(ファイル)<text:tab/><text:tab/>// テキストとして読み込む</text:p>
      <text:p text:style-name="P59"/>
      <text:p text:style-name="P60">&lt;input type=”file” id=”myFile” accept=”.txt”/&gt;</text:p>
      <text:p text:style-name="P61">&lt;p class=”log”&gt;&lt;/p&gt;</text:p>
      <text:p text:style-name="P60"/>
      <text:p text:style-name="P60"/>
      <text:p text:style-name="P60"><text:soft-page-break/>const elemf = document.querySelector(‘#myFile’);</text:p>
      <text:p text:style-name="P61">const logT = document.querySelector(‘.log’);</text:p>
      <text:p text:style-name="P60"/>
      <text:p text:style-name="P60">elemf.addEventListener(‘change’, fo);<text:tab/>// ファイルが選択されたら</text:p>
      <text:p text:style-name="P60">function fo() {</text:p>
      <text:p text:style-name="P60"><text:tab/>const files = elemf.files;<text:tab/><text:tab/>// 選択されたファイルを参照</text:p>
      <text:p text:style-name="P60"><text:tab/>const file = files[0];<text:tab/><text:tab/><text:tab/>// 晴れいつの０番目のファイルを参照</text:p>
      <text:p text:style-name="P60"><text:tab/></text:p>
      <text:p text:style-name="P60"><text:tab/><text:span text:style-name="T22">const reader = new FileReader();<text:tab/>// FileReaderのインスタンスを作成</text:span></text:p>
      <text:p text:style-name="P60"><text:tab/><text:span text:style-name="T22">reader.addEventListener(‘load’, RText); //loadイベントが発生したら</text:span></text:p>
      <text:p text:style-name="P60"><text:tab/><text:span text:style-name="T22">function RText() {</text:span></text:p>
      <text:p text:style-name="P60"><text:tab/><text:tab/><text:span text:style-name="T22">logT.textContent = reader.result;<text:tab/>// 結果をlogTに出力</text:span></text:p>
      <text:p text:style-name="P60"><text:tab/><text:span text:style-name="T22">}</text:span></text:p>
      <text:p text:style-name="P61"><text:tab/>reader.readAsText(file);<text:tab/><text:tab/>// テキストファイルとして読み込む</text:p>
      <text:p text:style-name="P61">}</text:p>
      <text:p text:style-name="P61"/>
      <text:p text:style-name="P61"/>
      <text:p text:style-name="P61">・ラジオボタンの情報の取得</text:p>
      <text:p text:style-name="P61"><text:tab/>フォーム要素.<text:span text:style-name="T23">name要素.value<text:tab/>// value：値</text:span></text:p>
      <text:p text:style-name="P61"/>
      <text:p text:style-name="P62">&lt;form id=”radioGroup”&gt;</text:p>
      <text:p text:style-name="P62"><text:tab/>&lt;label&gt;&lt;input type=”radio” name=”fluit” value=”apple” checked/&gt;Apple&lt;/label&gt;</text:p>
      <text:p text:style-name="P62"><text:tab/>&lt;label&gt;&lt;input type=”radio” name=”fluit” value=”orange”/&gt;Orange&lt;/label&gt;</text:p>
      <text:p text:style-name="P62"><text:tab/>&lt;label&gt;&lt;input type=”radio” name=”fluit” value=”grape”/&gt;Grape&lt;/label&gt;</text:p>
      <text:p text:style-name="P62">&lt;/form&gt;</text:p>
      <text:p text:style-name="P62"/>
      <text:p text:style-name="P62"/>
      <text:p text:style-name="P62">const element = document.querySelector(‘#radioGroup’);</text:p>
      <text:p text:style-name="P62">const fluitval = element.fruit.value;</text:p>
      <text:p text:style-name="P62">console.log(‘フルーツの値は’ + fluitval + ‘です’);</text:p>
      <text:p text:style-name="P62"/>
      <text:p text:style-name="P62">&gt;&gt; フルーツの値は　apple です</text:p>
      <text:p text:style-name="P62"/>
      <text:p text:style-name="P62">・ラジオボタンの変更を検知</text:p>
      <text:p text:style-name="P62"><text:tab/><text:span text:style-name="T24">change</text:span></text:p>
      <text:p text:style-name="P62"/>
      <text:p text:style-name="P62">const element = document.querySelector(‘#radioGroup’);</text:p>
      <text:p text:style-name="P62">element.addEventListener(‘change’, kenchi);</text:p>
      <text:p text:style-name="P62">function kenchi() {</text:p>
      <text:p text:style-name="P62"><text:tab/>const fluitval = element.fruit.value;</text:p>
      <text:p text:style-name="P62"><text:soft-page-break/><text:tab/>console.log(‘フルーツの値は’ + fluitval + ‘です’);</text:p>
      <text:p text:style-name="P62"/>
      <text:p text:style-name="P62">&gt;&gt; フルーツの値は　apple です <text:s/><text:tab/>// appleの値は、ラジオボタンで変わる</text:p>
      <text:p text:style-name="P62"/>
      <text:p text:style-name="P62"/>
      <text:p text:style-name="P62">・ドロップダウンメニューの情報を取得</text:p>
      <text:p text:style-name="P62"><text:tab/>セレクト要素.<text:span text:style-name="T24">value</text:span></text:p>
      <text:p text:style-name="P62"/>
      <text:p text:style-name="P63">&lt;select id=”mySelect”&gt;</text:p>
      <text:p text:style-name="P63"><text:tab/>&lt;option value=”apple”&gt;Apple&lt;/option&gt;</text:p>
      <text:p text:style-name="P63"><text:tab/>&lt;option value=”orange”&gt;Orange&lt;/option&gt;</text:p>
      <text:p text:style-name="P63"><text:tab/>&lt;option value=”grape” selected&gt;Grage&lt;/option&gt;</text:p>
      <text:p text:style-name="P63">&lt;/select&gt;</text:p>
      <text:p text:style-name="P63"/>
      <text:p text:style-name="P63"/>
      <text:p text:style-name="P63">const element = document.querySelector(‘#mySelect’);</text:p>
      <text:p text:style-name="P63">const fluitval = element.value;</text:p>
      <text:p text:style-name="P63">console.log(‘選択されたフルーツは’ + fluitval + ‘です’);</text:p>
      <text:p text:style-name="P63"/>
      <text:p text:style-name="P63">&gt;&gt; 選択されたフルーツは　grape です</text:p>
      <text:p text:style-name="P63"/>
      <text:p text:style-name="P63"/>
      <text:p text:style-name="P63">・ドロップダウンメニューの変更を検知</text:p>
      <text:p text:style-name="P63"><text:tab/>change</text:p>
      <text:p text:style-name="P63"/>
      <text:p text:style-name="P63">const element = document.querySelector(‘#mySelect’);</text:p>
      <text:p text:style-name="P63">element.addEventListener(‘cahge’, kenchi);</text:p>
      <text:p text:style-name="P63">function kenchi() {</text:p>
      <text:p text:style-name="P63"><text:tab/>const fluitval = element.value;</text:p>
      <text:p text:style-name="P63"><text:tab/>console.log(‘選択されたフルーツは’ + fluitval + ‘です’);</text:p>
      <text:p text:style-name="P63"/>
      <text:p text:style-name="P63">&gt;&gt; 選択されたフルーツは <text:s/>grape です <text:s text:c="7"/>// grapeの値は、選択で決まる</text:p>
      <text:p text:style-name="P63"/>
      <text:p text:style-name="P63"/>
      <text:p text:style-name="P63"/>
      <text:p text:style-name="P63">・フォームの送信時に処理を行う</text:p>
      <text:p text:style-name="P63"><text:tab/>submit</text:p>
      <text:p text:style-name="P63"/>
      <text:p text:style-name="P63">&lt;form&gt;</text:p>
      <text:p text:style-name="P63"><text:tab/>&lt;label for=”myText”&gt;テキストを入力してください&lt;/label&gt;</text:p>
      <text:p text:style-name="P63"><text:tab/>&lt;input type=”text” name=”myText” id=”myText”&gt;</text:p>
      <text:p text:style-name="P63"><text:tab/>&lt;button&gt;送信する&lt;/button&gt;</text:p>
      <text:p text:style-name="P63">&lt;/form&gt;</text:p>
      <text:p text:style-name="P63"/>
      <text:p text:style-name="P63"><text:soft-page-break/>const formElement = document.querySelector(‘form’);</text:p>
      <text:p text:style-name="P63">formElement.addEventListener(‘submit’, soushin);</text:p>
      <text:p text:style-name="P63">function soushin() {</text:p>
      <text:p text:style-name="P63"><text:tab/>const isYes = confirm(‘この内容で送信していいですか？’);</text:p>
      <text:p text:style-name="P63"><text:tab/>if (isYes === false) {</text:p>
      <text:p text:style-name="P63"><text:tab/><text:tab/>event.preventDefault();<text:tab/><text:tab/>// イベントをキャンセル</text:p>
      <text:p text:style-name="P63"><text:tab/>}</text:p>
      <text:p text:style-name="P63">}</text:p>
      <text:p text:style-name="P63"/>
      <text:p text:style-name="P63"/>
      <text:p text:style-name="P60"><text:tab/><text:tab/></text:p>
      <text:p text:style-name="P54"/>
      <text:p text:style-name="P54"/>
      <text:p text:style-name="P54"/>
      <text:p text:style-name="P54"/>
      <text:p text:style-name="P65">1<text:span text:style-name="T19">6.イベント</text:span></text:p>
      <text:p text:style-name="P47"/>
      <text:p text:style-name="P47">・イベント実行</text:p>
      <text:p text:style-name="P49"><text:tab/>イベントターゲット.<text:span text:style-name="T19">addEventListener(‘イベント名’, リスナー, オプション)</text:span></text:p>
      <text:p text:style-name="P49"/>
      <text:p text:style-name="P49"><text:tab/>※リスナー：行う処理（関数）</text:p>
      <text:p text:style-name="P49"><text:tab/>※オプションは省略可能</text:p>
      <text:p text:style-name="P49"/>
      <text:p text:style-name="P49"><text:tab/>例：</text:p>
      <text:p text:style-name="P49"><text:tab/><text:span text:style-name="T19">const Text111 = document.querySelector(‘#text’); </text:span></text:p>
      <text:p text:style-name="P58"><text:tab/>//インプットターゲット</text:p>
      <text:p text:style-name="P49"><text:tab/><text:span text:style-name="T19">Text111.addEventListener(‘input’, val111); </text:span></text:p>
      <text:p text:style-name="P58"><text:tab/>//インプットイベントがあったときに、関数val111を実行する。</text:p>
      <text:p text:style-name="P49"><text:tab/><text:span text:style-name="T19">function val111() {<text:tab/><text:tab/><text:tab/><text:tab/>// リスナー</text:span></text:p>
      <text:p text:style-name="P49"><text:tab/><text:tab/><text:span text:style-name="T19">const val = Text111.value;</text:span></text:p>
      <text:p text:style-name="P49"><text:tab/><text:tab/><text:span text:style-name="T19">console.log(val);</text:span></text:p>
      <text:p text:style-name="P49"><text:tab/><text:span text:style-name="T19">}</text:span></text:p>
      <text:p text:style-name="P49"/>
      <text:p text:style-name="P49"/>
      <text:p text:style-name="P49">・オプションの設定</text:p>
      <text:p text:style-name="P49"><text:tab/><text:span text:style-name="T19">const option = {</text:span></text:p>
      <text:p text:style-name="P49"><text:tab/><text:tab/><text:span text:style-name="T19">capture: true,<text:tab/>// キャプチャーフェーズを取得するか</text:span></text:p>
      <text:p text:style-name="P49"><text:tab/><text:tab/><text:span text:style-name="T19">once: false,<text:tab/>// リスナーの呼び出しを一回のみにするか</text:span></text:p>
      <text:p text:style-name="P49"><text:tab/><text:tab/><text:span text:style-name="T19">passive: false<text:tab/>// パッシブイベントかどうか</text:span></text:p>
      <text:p text:style-name="P49"><text:tab/><text:span text:style-name="T19">};</text:span></text:p>
      <text:p text:style-name="P49"><text:tab/>イベントターゲット.<text:span text:style-name="T19">addEventListener(‘イベント名’, リスナー, option);</text:span></text:p>
      <text:p text:style-name="P49"/>
      <text:p text:style-name="P49"/>
      <text:p text:style-name="P49"><text:soft-page-break/>・イベントの削除</text:p>
      <text:p text:style-name="P49"><text:tab/>イベントターゲット.<text:span text:style-name="T19">removeEventListener(‘イベント名’, リスナー, オプション);</text:span></text:p>
      <text:p text:style-name="P49"/>
      <text:p text:style-name="P49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69">タイプ</text:p>
          </table:table-cell>
          <table:table-cell table:style-name="表1.A1" office:value-type="string">
            <text:p text:style-name="P69">区分</text:p>
          </table:table-cell>
          <table:table-cell table:style-name="表1.C1" office:value-type="string">
            <text:p text:style-name="P69">イベント発生</text:p>
          </table:table-cell>
        </table:table-row>
        <table:table-row>
          <table:table-cell table:style-name="表1.A2" office:value-type="string">
            <text:p text:style-name="P69">submit</text:p>
          </table:table-cell>
          <table:table-cell table:style-name="表1.A2" office:value-type="string">
            <text:p text:style-name="P72">フォーム</text:p>
          </table:table-cell>
          <table:table-cell table:style-name="表1.C2" office:value-type="string">
            <text:p text:style-name="P69">フォーム送信</text:p>
          </table:table-cell>
        </table:table-row>
        <table:table-row>
          <table:table-cell table:style-name="表1.A2" office:value-type="string">
            <text:p text:style-name="P69">reset</text:p>
          </table:table-cell>
          <table:table-cell table:style-name="表1.A2" office:value-type="string">
            <text:p text:style-name="P69">フォーム</text:p>
          </table:table-cell>
          <table:table-cell table:style-name="表1.C2" office:value-type="string">
            <text:p text:style-name="P69">フォームリセット</text:p>
          </table:table-cell>
        </table:table-row>
        <table:table-row>
          <table:table-cell table:style-name="表1.A2" office:value-type="string">
            <text:p text:style-name="P69">select</text:p>
          </table:table-cell>
          <table:table-cell table:style-name="表1.A2" office:value-type="string">
            <text:p text:style-name="P69">フォーム</text:p>
          </table:table-cell>
          <table:table-cell table:style-name="表1.C2" office:value-type="string">
            <text:p text:style-name="P69">テキストの選択</text:p>
          </table:table-cell>
        </table:table-row>
        <table:table-row>
          <table:table-cell table:style-name="表1.A2" office:value-type="string">
            <text:p text:style-name="P69">input</text:p>
          </table:table-cell>
          <table:table-cell table:style-name="表1.A2" office:value-type="string">
            <text:p text:style-name="P69">フォーム</text:p>
          </table:table-cell>
          <table:table-cell table:style-name="表1.C2" office:value-type="string">
            <text:p text:style-name="P69">値を入力</text:p>
          </table:table-cell>
        </table:table-row>
        <table:table-row>
          <table:table-cell table:style-name="表1.A2" office:value-type="string">
            <text:p text:style-name="P69">load</text:p>
          </table:table-cell>
          <table:table-cell table:style-name="表1.A2" office:value-type="string">
            <text:p text:style-name="P69">操作</text:p>
          </table:table-cell>
          <table:table-cell table:style-name="表1.C2" office:value-type="string">
            <text:p text:style-name="P69">ページ読み込み完了</text:p>
          </table:table-cell>
        </table:table-row>
        <table:table-row>
          <table:table-cell table:style-name="表1.A2" office:value-type="string">
            <text:p text:style-name="P69">scroll</text:p>
          </table:table-cell>
          <table:table-cell table:style-name="表1.A2" office:value-type="string">
            <text:p text:style-name="P69">操作</text:p>
          </table:table-cell>
          <table:table-cell table:style-name="表1.C2" office:value-type="string">
            <text:p text:style-name="P69">スクロール</text:p>
          </table:table-cell>
        </table:table-row>
        <table:table-row>
          <table:table-cell table:style-name="表1.A2" office:value-type="string">
            <text:p text:style-name="P69">click</text:p>
          </table:table-cell>
          <table:table-cell table:style-name="表1.A2" office:value-type="string">
            <text:p text:style-name="P69">マウス</text:p>
          </table:table-cell>
          <table:table-cell table:style-name="表1.C2" office:value-type="string">
            <text:p text:style-name="P69">マウスをクリック</text:p>
          </table:table-cell>
        </table:table-row>
        <table:table-row>
          <table:table-cell table:style-name="表1.A2" office:value-type="string">
            <text:p text:style-name="P69">dblclick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マウスをダブルクリック</text:p>
          </table:table-cell>
        </table:table-row>
        <table:table-row>
          <table:table-cell table:style-name="表1.A2" office:value-type="string">
            <text:p text:style-name="P69">mousedown 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マウスボタンを押す</text:p>
          </table:table-cell>
        </table:table-row>
        <table:table-row>
          <table:table-cell table:style-name="表1.A2" office:value-type="string">
            <text:p text:style-name="P69">mouseup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マウスボタンを離す</text:p>
          </table:table-cell>
        </table:table-row>
        <table:table-row>
          <table:table-cell table:style-name="表1.A2" office:value-type="string">
            <text:p text:style-name="P69">mouseenter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マウスが要素に入る</text:p>
          </table:table-cell>
        </table:table-row>
        <table:table-row>
          <table:table-cell table:style-name="表1.A2" office:value-type="string">
            <text:p text:style-name="P69">mouseleave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マウスが要素を出る</text:p>
          </table:table-cell>
        </table:table-row>
        <table:table-row>
          <table:table-cell table:style-name="表1.A2" office:value-type="string">
            <text:p text:style-name="P69">mouseover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マウスが要素に入る、子要素から出る</text:p>
          </table:table-cell>
        </table:table-row>
        <table:table-row>
          <table:table-cell table:style-name="表1.A2" office:value-type="string">
            <text:p text:style-name="P69">mouseout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マウスが要素から出る、子要素に入る</text:p>
          </table:table-cell>
        </table:table-row>
        <table:table-row>
          <table:table-cell table:style-name="表1.A2" office:value-type="string">
            <text:p text:style-name="P69">mousemove</text:p>
          </table:table-cell>
          <table:table-cell table:style-name="表1.A2" office:value-type="string">
            <text:p text:style-name="P70">マウス</text:p>
          </table:table-cell>
          <table:table-cell table:style-name="表1.C2" office:value-type="string">
            <text:p text:style-name="P69">要素中でマウスを移動</text:p>
          </table:table-cell>
        </table:table-row>
        <table:table-row>
          <table:table-cell table:style-name="表1.A2" office:value-type="string">
            <text:p text:style-name="P69">keypress</text:p>
          </table:table-cell>
          <table:table-cell table:style-name="表1.A2" office:value-type="string">
            <text:p text:style-name="P69">キーボード</text:p>
          </table:table-cell>
          <table:table-cell table:style-name="表1.C2" office:value-type="string">
            <text:p text:style-name="P69">キーを押す(日本語、Shift、Alt等未対応)</text:p>
          </table:table-cell>
        </table:table-row>
        <table:table-row>
          <table:table-cell table:style-name="表1.A2" office:value-type="string">
            <text:p text:style-name="P69">keydown</text:p>
          </table:table-cell>
          <table:table-cell table:style-name="表1.A2" office:value-type="string">
            <text:p text:style-name="P71">キーボード</text:p>
          </table:table-cell>
          <table:table-cell table:style-name="表1.C2" office:value-type="string">
            <text:p text:style-name="P69">キーを押す(日本語、Shift、Alt等対応)</text:p>
          </table:table-cell>
        </table:table-row>
        <table:table-row>
          <table:table-cell table:style-name="表1.A2" office:value-type="string">
            <text:p text:style-name="P69">keyup</text:p>
          </table:table-cell>
          <table:table-cell table:style-name="表1.A2" office:value-type="string">
            <text:p text:style-name="P71">キーボード</text:p>
          </table:table-cell>
          <table:table-cell table:style-name="表1.C2" office:value-type="string">
            <text:p text:style-name="P69">キーを離す(日本語、Shift、Alt等対応)</text:p>
          </table:table-cell>
        </table:table-row>
        <table:table-row>
          <table:table-cell table:style-name="表1.A2" office:value-type="string">
            <text:p text:style-name="P69">focus</text:p>
          </table:table-cell>
          <table:table-cell table:style-name="表1.A2" office:value-type="string">
            <text:p text:style-name="P69">フォーカス</text:p>
          </table:table-cell>
          <table:table-cell table:style-name="表1.C2" office:value-type="string">
            <text:p text:style-name="P69">要素がフォーカスされる</text:p>
          </table:table-cell>
        </table:table-row>
        <table:table-row>
          <table:table-cell table:style-name="表1.A2" office:value-type="string">
            <text:p text:style-name="P69">blur</text:p>
          </table:table-cell>
          <table:table-cell table:style-name="表1.A2" office:value-type="string">
            <text:p text:style-name="P71">フォーカス</text:p>
          </table:table-cell>
          <table:table-cell table:style-name="表1.C2" office:value-type="string">
            <text:p text:style-name="P69">要素がフォーカスから外れる</text:p>
          </table:table-cell>
        </table:table-row>
        <table:table-row>
          <table:table-cell table:style-name="表1.A2" office:value-type="string">
            <text:p text:style-name="P69">change</text:p>
          </table:table-cell>
          <table:table-cell table:style-name="表1.A2" office:value-type="string">
            <text:p text:style-name="P71">フォーカス</text:p>
          </table:table-cell>
          <table:table-cell table:style-name="表1.C2" office:value-type="string">
            <text:p text:style-name="P69">要素の値が変更になってフォーカスが外れる</text:p>
          </table:table-cell>
        </table:table-row>
      </table:table>
      <text:p text:style-name="P49"/>
      <text:p text:style-name="P80"><text:soft-page-break/>1<text:span text:style-name="T25">7.配列</text:span></text:p>
      <text:p text:style-name="P79"/>
      <text:p text:style-name="P79">・配列の操作</text:p>
      <text:p text:style-name="P78"><text:tab/></text:p>
      <text:p text:style-name="P78"><text:tab/><text:span text:style-name="T25">let pref = [‘北海道’, ‘青森県’, ‘岩手県’];</text:span></text:p>
      <text:p text:style-name="P78"/>
      <text:p text:style-name="P78"><text:tab/><text:span text:style-name="T25">pref.push(‘宮城県’);<text:tab/>// 末尾に（宮城県）を追加</text:span></text:p>
      <text:p text:style-name="P78"><text:tab/><text:span text:style-name="T25">pref.pop();<text:tab/><text:tab/>// 末尾（宮城県）を取り出して配列から削除</text:span></text:p>
      <text:p text:style-name="P78"><text:tab/><text:span text:style-name="T25">pref.shift();<text:tab/><text:tab/>// 先頭（北海道）を削除</text:span></text:p>
      <text:p text:style-name="P78"><text:tab/><text:span text:style-name="T25">pref.unshift(‘北海道’);<text:tab/>// 先頭に（北海道）を追加 </text:span></text:p>
      <text:p text:style-name="P78"><text:tab/><text:span text:style-name="T25">pref.splice(1, 2);<text:tab/>// 1番めのインデックス(=青森県)から２件削除</text:span></text:p>
      <text:p text:style-name="P78"><text:tab/></text:p>
      <text:p text:style-name="P78"><text:tab/><text:span text:style-name="T25">alert(pref.length);<text:tab/>// 3（値の数）</text:span></text:p>
      <text:p text:style-name="P78"><text:tab/><text:span text:style-name="T25">alert(pref.indexOf(‘青森県’));<text:tab/>// 1（配列の何番目か）</text:span></text:p>
      <text:p text:style-name="P78"><text:tab/><text:span text:style-name="T25">let pref2 = pref.slice();<text:tab/>// prefの配列をpref2にコピー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08T09:47:19.015572609</dc:date>
    <meta:editing-duration>PT6H30M28S</meta:editing-duration>
    <meta:editing-cycles>70</meta:editing-cycles>
    <meta:generator>LibreOffice/6.0.7.3$Linux_X86_64 LibreOffice_project/00m0$Build-3</meta:generator>
    <meta:document-statistic meta:table-count="1" meta:image-count="0" meta:object-count="0" meta:page-count="29" meta:paragraph-count="519" meta:word-count="4336" meta:character-count="11299" meta:non-whitespace-character-count="9951"/>
  </office:meta>
</office:document-meta>
</file>